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buntu.</text:p>
      <text:p text:style-name="Standard">Ubuntu er gott stýrikerfi sem var gert til að </text:p>
      <text:p text:style-name="Standard">vera með frítt open source software</text:p>
      <text:p text:style-name="Standard">sem var líka með cloud storage</text:p>
      <text:p text:style-name="Standard">og höndlaði servera</text:p>
      <text:p text:style-name="Standard"/>
      <text:p text:style-name="Standard">kubuntu </text:p>
      <text:p text:style-name="Standard">kubuntu er önnur gerð af Ubuntu sem var gerð með KDE(K Desk Environment)</text:p>
      <text:p text:style-name="Standard">kubuntu kemur með mörg apps sem fylgja stýrikerfinu</text:p>
      <text:p text:style-name="Standard">kubuntu var gert til að virka með Símmum án vanda</text:p>
      <text:p text:style-name="Standard">Kubuntu er létt að nota útaf hvernig það var hannað</text:p>
      <text:p text:style-name="Standard"/>
      <text:p text:style-name="Standard">Lubuntu</text:p>
      <text:p text:style-name="Standard">Lubuntu var búið til fyrir léleg stýrikerfi</text:p>
      <text:p text:style-name="Standard">Lubuntu notar "minimalist" Desktop</text:p>
      <text:p text:style-name="Standard"/>
      <text:p text:style-name="Standard">Ubuntu MATE</text:p>
      <text:p text:style-name="Standard">Ubuntu MATE var Gert til að láta góðar tölvur hraðar og gamlar tölvur notanlegar </text:p>
      <text:p text:style-name="Standard">Ubuntu MATE er breytanlegt á mörgum hátum t.d Desktop breytinar</text:p>
      <text:p text:style-name="Standard">Ubuntu MATE var gert til að líða einsvog windows og Mac </text:p>
      <text:p text:style-name="Standard"/>
      <text:p text:style-name="Standard">Elenentary OS</text:p>
      <text:p text:style-name="Standard">Elementary OS var gert til að vera hratt í öllu sem gert er í því</text:p>
      <text:p text:style-name="Standard">Elementary OS er Open Source en þeir hafa vel hannað net öryggi</text:p>
      <text:p text:style-name="Standard"/>
      <text:p text:style-name="Standard">Linux Mint</text:p>
      <text:p text:style-name="Standard">Linux Mint var gert til að styðja margmiðlun</text:p>
      <text:p text:style-name="Standard">Linux Mint er hægt að nota oft eða í lángan tíma, útaf engum anti-virus/anti-spyware</text:p>
      <text:p text:style-name="Standard">það þarf líka ekki að Kíkja eða laga Linux Mint of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s" fo:country="I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s" fo:country="I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6:25:29.125000000</meta:creation-date>
    <dc:date>2019-11-26T16:48:20.846000000</dc:date>
    <meta:editing-duration>PT2M41S</meta:editing-duration>
    <meta:editing-cycles>1</meta:editing-cycles>
    <meta:document-statistic meta:table-count="0" meta:image-count="0" meta:object-count="0" meta:page-count="1" meta:paragraph-count="24" meta:word-count="180" meta:character-count="993" meta:non-whitespace-character-count="833"/>
    <meta:generator>LibreOffice/6.2.5.2$Windows_X86_64 LibreOffice_project/1ec314fa52f458adc18c4f025c545a4e8b22c159</meta:generator>
  </office:meta>
</office:document-meta>
</file>